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style="italic" style:font-style-asian="italic"/>
    </style:style>
    <style:style style:name="T13" style:parent-style-name="DefaultParagraphFont" style:family="text">
      <style:text-properties fo:font-style="italic" style:font-style-asian="italic"/>
    </style:style>
    <style:style style:name="T14" style:parent-style-name="DefaultParagraphFont" style:family="text">
      <style:text-properties text:display="none"/>
    </style:style>
    <style:style style:name="T15" style:parent-style-name="DefaultParagraphFont" style:family="text">
      <style:text-properties text:display="none"/>
    </style:style>
    <style:style style:name="T16" style:parent-style-name="DefaultParagraphFont" style:family="text">
      <style:text-properties text:display="none"/>
    </style:style>
    <style:style style:name="T17" style:parent-style-name="DefaultParagraphFont" style:family="text">
      <style:text-properties text:display="none"/>
    </style:style>
  </office:automatic-styles>
  <office:body>
    <office:text text:use-soft-page-breaks="true">
      <text:h text:style-name="P1" text:outline-level="1"/>
      <text:h text:style-name="Heading1" text:outline-level="1">HForth Glossary</text:h>
      <text:h text:style-name="Heading2" text:outline-level="2">Introduction</text:h>
      <text:p text:style-name="tx">This glossary defines the low level Forth words that are part of HForth. Music related words will be defined in the HMSL Manual. <text:s/>Some words, specific file I/O related words for example, will be defined in this manual in the chapter on File I/O. <text:s/>In many cases, however, there will be a brief reference definition and a reference to another section.</text:p>
      <text:p text:style-name="tx">Many of these words are standard in most Forths. If you cannot remember the exact name of a word, use<text:s/><text:span text:style-name="T6">WORDS.LIKE</text:span><text:s/>to find all words containing a substring.</text:p>
      <text:h text:style-name="Heading2" text:outline-level="2">Stack Diagrams</text:h>
      <text:p text:style-name="tx">Most words are defined in terms of their stack diagrams. <text:s/>A stack diagram tells you what parameters are passed on the stack, and what is returned. <text:s/>Consider the stack diagram for @ which is used to get a value from memory.</text:p>
      <text:p text:style-name="DefStart">@ ( addr -- n , fetch value from address )</text:p>
      <text:p text:style-name="tx">Notice that the stack diagram is enclosed in parentheses so it is a legal Forth comment. <text:s/>If you look in the HMSL source code, you should see stack diagrams for the definitions of every word. Put stack diagrams on every word you define.</text:p>
      <text:p text:style-name="tx">The word ADDR is to the left of the "--" which means that it is passed to @. <text:s/>Everything after the "--" is returned from the word <text:s/>Thus @ takes an address ADDR and returns a value N. <text:s/>If there is more than one parameter, the rightmost will be on the top of the stack. <text:s/>Thus:</text:p>
      <text:p text:style-name="DefStart">- ( a b -- a-b , subtract b from a )</text:p>
      <text:p text:style-name="tx">To use minus you would enter:</text:p>
      <text:p text:style-name="Forth">10 3 - . ( prints 7 )</text:p>
      <text:p text:style-name="tx">In this case b is 3. It is on top of the stack and is the rightmost parameter in the stack diagram.</text:p>
      <text:p text:style-name="tx">We try to use consistent names for parameters in this glossary. <text:s/>They are:</text:p>
      <text:p text:style-name="Forth">$string<text:tab/>-<text:tab/>address of count byte of a text string</text:p>
      <text:p text:style-name="Forth">&lt;name&gt;<text:tab/>-<text:tab/>name follows the word, prefix notation</text:p>
      <text:p text:style-name="Forth">&lt;filename&gt; -<text:tab/>filename that follows the word</text:p>
      <text:p text:style-name="Forth">addr<text:tab/><text:tab/>-<text:tab/>address</text:p>
      <text:p text:style-name="Forth">d<text:tab/><text:tab/>-<text:tab/>double precision number</text:p>
      <text:p text:style-name="Forth">n<text:tab/><text:tab/>-<text:tab/>number</text:p>
      <text:p text:style-name="Forth">n<text:s/>-r-<text:tab/>-<text:tab/>return stack, see &gt;R</text:p>
      <text:p text:style-name="Forth">u<text:tab/><text:tab/>-<text:tab/>signed number</text:p>
      <text:h text:style-name="Heading3" text:outline-level="3">HMSL Source Code Directories</text:h>
      <text:p text:style-name="tx">Since the source code for most of HMSL is provided, you can usually find the stack diagram of a word. <text:s/>There is a tool called<text:s/><text:span text:style-name="T7">FILE?</text:span><text:s/>that will tell you what file the word is defined in.</text:p>
      <text:p text:style-name="Forth">FILE? <text:s/>HMSL.START</text:p>
      <text:p text:style-name="tx">Note that words defined in the assembly language kernel will not be available for viewing.</text:p>
      <text:p text:style-name="tx">Most of the files can be found in one of the following directories:</text:p>
      <text:p text:style-name="tx"><text:tab/><text:span text:style-name="T8">H:</text:span><text:tab/>HMSL_Source:Source <text:s/>- HMSL code, morphs, etc.</text:p>
      <text:soft-page-break/>
      <text:p text:style-name="tx"><text:tab/><text:span text:style-name="T9">HH:</text:span><text:tab/>HMSL_Source:HostDep<text:s/>- Mac specific</text:p>
      <text:p text:style-name="tx"><text:tab/><text:span text:style-name="T10">HO:</text:span><text:tab/>HMSL_Source:ODE - ODE support</text:p>
      <text:p text:style-name="tx"><text:tab/><text:span text:style-name="T11">HSYS:</text:span><text:tab/>HMSL_Source:H4thSystem - low level HForth</text:p>
      <text:h text:style-name="Heading2" text:outline-level="2">HForth Glossary</text:h>
      <text:p text:style-name="DefStart">!<text:tab/>( n addr -- , store n at addr )</text:p>
      <text:p text:style-name="DefBody">Store the 32 bit value N into memory at ADDR. ADDR must be even.</text:p>
      <text:p text:style-name="Forth">VARIABLE VAR1</text:p>
      <text:p text:style-name="Forth">765 VAR1 !</text:p>
      <text:p text:style-name="Forth">VAR1 @ . <text:s/>\ prints 765</text:p>
      <text:p text:style-name="RelWords">Related Words: @ W! C!</text:p>
      <text:p text:style-name="DefStart">“<text:tab/>( &lt;string”&gt; <text:s/>-- addr )</text:p>
      <text:p text:style-name="DefBody"><text:alphabetical-index-mark text:string-value="Strings, &quot;\"/>Declare a string. <text:s/>The address points to a count byte which is followed by the text.</text:p>
      <text:p text:style-name="DefCode">“ <text:s/>Hello” <text:s/>COUNT <text:s/>TYPE</text:p>
      <text:p text:style-name="DefBody">Warning: if " is used outside a colon definition, the string is stored at PAD which is a temporary location. <text:s/>If you create two strings the second string will overwrite the first one.</text:p>
      <text:p text:style-name="DefCode">" Hello" $TYPE</text:p>
      <text:p text:style-name="DefCode">" Hello" " frog" $TYPE $TYPE <text:s/>( prints frog twice !! )</text:p>
      <text:p text:style-name="DefCode">: T " Hello" " frog" $TYPE $TYPE ;</text:p>
      <text:p text:style-name="DefCode">T ( prints Hello frog )</text:p>
      <text:p text:style-name="DefCode"/>
      <text:p text:style-name="DefStart"># ( d1 -- d2 )</text:p>
      <text:p text:style-name="DefBody"><text:alphabetical-index-mark text:string-value="Convert numbers, "/>Convert one more digits of a number being converted to a string. Divides D1 by BASE, converts the remainder to an ASCII character and calls HOLD to add it to the string. <text:s/><text:alphabetical-index-mark text:string-value="Numeric conversion, GL-"/>Here is an example that prints a<text:s/>number with leading zeros.</text:p>
      <text:p text:style-name="DefCode">: .W <text:s/>( n -- , print with leading zeros )</text:p>
      <text:p text:style-name="DefCode"><text:tab/>s-&gt;d &lt;# <text:s/># # # #S #&gt;</text:p>
      <text:p text:style-name="DefCode">TYPE SPACE</text:p>
      <text:p text:style-name="DefCode">;</text:p>
      <text:p text:style-name="DefCode">HEX 0020 000F OR .W <text:s/>( prints 002F )</text:p>
      <text:p text:style-name="DefStart">#&gt; ( d -- addr count )</text:p>
      <text:p text:style-name="DefBody">Terminate a numeric conversion. <text:s/>Return numeric string.</text:p>
      <text:p text:style-name="DefStart">#S ( d1 -- 0.0 )</text:p>
      <text:p text:style-name="DefBody">Completes the conversion of a double number to text. See #.</text:p>
      <text:p text:style-name="DefStart">#TIB <text:s/>( -- var-addr , number of characters in TIB )</text:p>
      <text:p text:style-name="DefStart">$<text:tab/>( &lt;number&gt; -- , for hex number entry )</text:p>
      <text:p text:style-name="DefBody"><text:alphabetical-index-mark text:string-value="Hex number entry, $, GL-"/>Treats the next string as a hexadecimal number. <text:s/>For example:</text:p>
      <text:p text:style-name="Forth">$ 1FAE <text:s/>DUP <text:s/>. <text:s/>.HEX</text:p>
      <text:p text:style-name="Forth">$ 10 . <text:s/>10<text:s/>.</text:p>
      <text:p text:style-name="DefStart">$= <text:s/>( $1 $2 -- flag <text:s/>)</text:p>
      <text:p text:style-name="DefBody"><text:alphabetical-index-mark text:string-value="String comparison, $=, GL-"/>True if strings identical. Case sensitive.</text:p>
      <text:p text:style-name="RelWords">Related words: TEXT= <text:s/>COMPARE <text:s/>MATCH?</text:p>
      <text:p text:style-name="DefStart">$APPEND <text:s/>( addr count $string -- , append to string )</text:p>
      <text:p text:style-name="DefBody"><text:alphabetical-index-mark text:string-value="Append string, $APPEND, GL-"/>Make sure there is room at the end of the string for the added text.</text:p>
      <text:p text:style-name="DefStart">$ARRAY ( #strings #chars_max -- )</text:p>
      <text:p text:style-name="DefBody"><text:alphabetical-index-mark text:string-value="Array of strings, GL-"/>Make an array for strings.</text:p>
      <text:p text:style-name="DefCode">10 40 $ARRAY $STRS</text:p>
      <text:p text:style-name="DefCode">" Hello" 5 $STRS $MOVE</text:p>
      <text:p text:style-name="DefCode">5 $STRS COUNT TYPE <text:s/>( prints: Hello )</text:p>
      <text:p text:style-name="DefStart">$FOPEN <text:s/>( $filename -- fileid , open file )</text:p>
      <text:p text:style-name="DefBody">See the chapter on File I/O.</text:p>
      <text:p text:style-name="DefStart">$LOGTO <text:s/>( $filename <text:s/>-- , send output to the file)</text:p>
      <text:p text:style-name="DefBody">See the section of LOGTO in the Forth Tools chapter of the HMSL Manual.</text:p>
      <text:p text:style-name="DefStart">$MATCH ( $string1 $string2 -- flag )</text:p>
      <text:p text:style-name="DefBody">Return true if strings match. <text:s/>Case INsensitive.</text:p>
      <text:p text:style-name="DefStart">$MOVE <text:s/>( $string <text:s/>dest-addr <text:s/>-- , copy string to destination )</text:p>
      <text:p text:style-name="DefStart">$ROM ( &lt;name&gt; -- , when created )</text:p>
      <text:p text:style-name="DefStart"><text:tab/>( index -- $string , when used )</text:p>
      <text:p text:style-name="DefBody"><text:alphabetical-index-mark text:string-value="String table, $ROM, GL-"/>Creates a read-only string table. For example:</text:p>
      <text:p text:style-name="DefCode">$ROM <text:s/>MESSAGES <text:s/>," <text:s/>Hello" ," <text:s/>Abandon ship!" <text:s/>," Who am I?"</text:p>
      <text:p text:style-name="DefCode">2 MESSAGES $TYPE</text:p>
      <text:p text:style-name="RelWords">Related words: TEXTROM <text:s/>," <text:s/>$ARRAY</text:p>
      <text:p text:style-name="DefStart">$TYPE <text:s/>( $string -- , print string )</text:p>
      <text:p text:style-name="DefStart">' <text:s/>( &lt;word&gt; <text:s/>- cfa )</text:p>
      <text:p text:style-name="DefBody">Look up word in dictionary. <text:s/>Return address of executable code. <text:s/>Same as 'C<text:alphabetical-index-mark text:string-value="CFA, ', GL-\;\;Look up word in dictionary.  Return address of executable code.  Same as 'C"/></text:p>
      <text:p text:style-name="DefCode">: HI .” Hello” ;</text:p>
      <text:p text:style-name="DefCode">' HI EXECUTE <text:s/>( prints hello )</text:p>
      <text:p text:style-name="DefStart">( <text:s/>( -- , start a comment )</text:p>
      <text:p text:style-name="DefBody">Everything between parentheses will be considered a comment.</text:p>
      <text:p text:style-name="DefStart">* <text:s/>( a b -- a*b <text:s/>, 32 bit multiply )</text:p>
      <text:p text:style-name="DefStart">*/ <text:s/>( a b c -- a*b/c , uses 64 bit intermediate product )</text:p>
      <text:p text:style-name="DefBody">This is useful when the intermediate result of the multiply will exceed the 32 bit limit.</text:p>
      <text:p text:style-name="DefStart">*/MOD <text:s/>(<text:s/>a b c -- remainder a*b/c )</text:p>
      <text:p text:style-name="DefStart">+ <text:s/>( a b -- a+b <text:s/>, 32 bit add )</text:p>
      <text:p text:style-name="DefStart">+! <text:s/>( n addr -- , add N to value at ADDR)</text:p>
      <text:p text:style-name="DefCode">VARIABLE <text:s/>VAR1</text:p>
      <text:p text:style-name="DefCode">1 <text:s/>VAR1 <text:s/>+! <text:s text:c="2"/>( add one to contents of VAR1 )</text:p>
      <text:p text:style-name="DefStart">, <text:s/>( n -- ) <text:s/>"comma"</text:p>
      <text:p text:style-name="DefBody">Compile N into dictionary at current position. <text:s/>This is handy for making tables. For example:</text:p>
      <text:p text:style-name="DefCode">CREATE DATA <text:s/>23 , 79 , 172 , 944 ,</text:p>
      <text:p text:style-name="DefCode">DATA <text:s/>3 CELLS + @ . <text:s/>( prints 944 )</text:p>
      <text:p text:style-name="DefStart">," <text:s/>( string" -- , compile string into dictionary )</text:p>
      <text:p text:style-name="DefBody">Can be used to create permanent strings or string tables. <text:s/>For example:</text:p>
      <text:p text:style-name="DefBody">HERE <text:s/>," <text:s/>Hello!" <text:s/>$TYPE</text:p>
      <text:p text:style-name="DefStart">-2SORT <text:s/>( a b -- largest smallest , reverse sort, see 2SORT )</text:p>
      <text:p text:style-name="DefStart">-&gt; <text:s/>( n &lt;name&gt; -- ) <text:s/>"to"</text:p>
      <text:p text:style-name="DefBody">Set a<text:s/><text:span text:style-name="T12">local variable</text:span><text:s/>or a<text:s/><text:span text:style-name="T13">value</text:span><text:s/>to N.</text:p>
      <text:p text:style-name="DefCode">75 VALUE <text:s/>MYVAL</text:p>
      <text:p text:style-name="DefCode">23 -&gt; MYVAL</text:p>
      <text:p text:style-name="DefCode">MYVAL . <text:s/>( prints 23 )</text:p>
      <text:p text:style-name="RelWords">Related Words: { VALUE</text:p>
      <text:p text:style-name="DefStart">-ROT <text:s/>( a b c -- c a b )</text:p>
      <text:p text:style-name="DefBody">Equivalent to doing ROT twice but faster.</text:p>
      <text:p text:style-name="DefStart">. <text:s/>( n -- , print number N ) <text:s text:c="2"/>"dot"</text:p>
      <text:p text:style-name="DefBody"><text:span text:style-name="T14">. GL-;</text:span><text:alphabetical-index-mark text:string-value="Number print . GL-"/>Prints N in the current numeric base.</text:p>
      <text:p text:style-name="DefCode">100 5 / . <text:s/>( prints 20 )</text:p>
      <text:p text:style-name="RelWords">Related words: .R N&gt;TEXT #</text:p>
      <text:p text:style-name="DefStart">." <text:s/>( &lt;string"&gt; -- , print string )</text:p>
      <text:p text:style-name="DefBody"><text:span text:style-name="T15">.", GL-;</text:span><text:alphabetical-index-mark text:string-value="Print string, .&quot;\"/>Used for printing messages.</text:p>
      <text:p text:style-name="DefCode">." Hello Fred!" CR</text:p>
      <text:p text:style-name="DefStart">..<text:s/><text:s/>( addr &lt;member&gt; -- addr-member )</text:p>
      <text:p text:style-name="DefBody">Generate the address of a structure member (not an HMSL structure, but a Macintosh structure).</text:p>
      <text:p text:style-name="DefBody">See chapter on Mac Internals.</text:p>
      <text:p text:style-name="DefStart">..! <text:s/>( n addr &lt;member&gt; -- )</text:p>
      <text:p text:style-name="DefBody">Store N into the named member of the structure whose address is given.</text:p>
      <text:p text:style-name="DefCode">200 <text:s/>MY-THING ..! <text:s/>TH_WIDTH</text:p>
      <text:p text:style-name="DefBody">See chapter on Mac Internals.</text:p>
      <text:p text:style-name="DefStart">..@ <text:s/>( addr &lt;member&gt; -- n )</text:p>
      <text:p text:style-name="DefBody">Fetch N from the named member of the structure whose address is given.</text:p>
      <text:p text:style-name="DefCode">MY-THING ..@ <text:s/>TH_WIDTH . ( prints 200 )</text:p>
      <text:p text:style-name="DefStart">.ELSE <text:s/>( -- , see .IF )</text:p>
      <text:p text:style-name="DefStart">.HEX <text:s/>( n -- , print N using base<text:s/>16 )</text:p>
      <text:p text:style-name="DefStart">.IF <text:s/>( flag -- , for conditional compilation )</text:p>
      <text:p text:style-name="DefBody"><text:span text:style-name="T16">.IF, GL-;</text:span><text:alphabetical-index-mark text:string-value="Conditional compilation, .IF, GL-"/>If flag is true, compile until a .THEN or .ELSE is encountered. <text:s/>For example:</text:p>
      <text:p text:style-name="DefCode">HOST=MAC <text:s text:c="2"/>.IF</text:p>
      <text:p text:style-name="DefCode">: OPEN.WINDOW <text:s/>( mac specific code ) ;</text:p>
      <text:p text:style-name="DefCode">.ELSE</text:p>
      <text:p text:style-name="DefCode">: OPEN.WINDOW <text:s/>( other host code ) ;</text:p>
      <text:p text:style-name="DefCode">.THEN</text:p>
      <text:p text:style-name="DefStart">.R <text:s/>( n width -- , print right justified )</text:p>
      <text:p text:style-name="DefBody"><text:span text:style-name="T17">.R, GL-;</text:span><text:alphabetical-index-mark text:string-value="Formatted print, .R, GL-"/>Print N in a field WIDTH characters wide. <text:s/>Useful for generating formatted tables.</text:p>
      <text:p text:style-name="DefStart">.S <text:s/>( ... -- ... )</text:p>
      <text:p text:style-name="DefBody">Print contents of stack nondestructively.</text:p>
      <text:p text:style-name="DefStart">.THEN <text:s/>( -- , see .IF )</text:p>
      <text:p text:style-name="DefStart">/<text:s/><text:s/>( a b -- a/b , 32 bit divide )</text:p>
      <text:p text:style-name="DefBody">Please note that with integer math the answer will be truncated so the order of operations is important. <text:s/>For example:</text:p>
      <text:p text:style-name="DefCode">1 2 / . ( will print 0 )</text:p>
      <text:p text:style-name="DefCode">2 3 / <text:s/>10 * . ( will print 0 )</text:p>
      <text:p text:style-name="DefCode">10 <text:s/>2 * 3 / . ( will print 6 )</text:p>
      <text:p text:style-name="DefStart">/MOD <text:s/>( a b -- remainder a/b )</text:p>
      <text:p text:style-name="DefStart">0&lt; <text:s/>( n -- flag , true if less than 0 )</text:p>
      <text:p text:style-name="DefStart">0= <text:s/>( n -- flag , true if equal to 0 )</text:p>
      <text:p text:style-name="DefStart">0&gt; <text:s/>( n -- flag , true if greater than 0 )</text:p>
      <text:p text:style-name="DefStart">0SP <text:s/>( x y z w q etc -- , clears stack )</text:p>
      <text:p text:style-name="DefBody">Use this instead of SP! (which is defined differently than in FIG Forth).</text:p>
      <text:p text:style-name="DefStart">1+ <text:s/>(<text:s/>n -- n+1 , add 1 , fast )</text:p>
      <text:p text:style-name="DefStart">1- <text:s/>( n -- n-1 , subtract 1 , fast )</text:p>
      <text:p text:style-name="DefStart">2* <text:s/>( n -- n*2 , multiply by 2 , fast )</text:p>
      <text:p text:style-name="DefStart">2+ <text:s/>( n -- n+2 , add 2 , fast )</text:p>
      <text:p text:style-name="DefStart">2- <text:s/>( n -- n-2 , subtract 2 , fast )</text:p>
      <text:p text:style-name="DefStart">2/ <text:s/>( n -- n/2 , divide by 2 , fast )</text:p>
      <text:p text:style-name="DefStart">2DROP <text:s/>( a b -- , drop 2 numbers )</text:p>
      <text:p text:style-name="DefStart">2DUP <text:s/>( a b -- a b a b , duplicate pair of numbers )</text:p>
      <text:p text:style-name="DefStart">2OVER <text:s/>( a b c d -- a b c d a b )</text:p>
      <text:p text:style-name="DefStart">2SORT <text:s/>( big little | little big -- little big )</text:p>
      <text:p text:style-name="DefBody">Sorts the two top items on the stack, leaving the largest on top. <text:s/>Opposite of -2SORT .</text:p>
      <text:p text:style-name="DefStart">2SWAP <text:s/>( a b c d -- c d a b , swap 2 pairs<text:s/>of numbers )</text:p>
      <text:p text:style-name="DefStart">4* <text:s/>( n -- n*4 )</text:p>
      <text:p text:style-name="DefStart">4+ <text:s/>( n -- n+4 )</text:p>
      <text:p text:style-name="DefStart">4- <text:s/>( n -- n-4 )</text:p>
      <text:p text:style-name="DefStart">4/ <text:s/>( n -- n/4 )</text:p>
      <text:p text:style-name="DefBody">Example: 5 <text:s/>4/ . <text:s/>Prints "1". <text:s/>No remainder is put on the stack.</text:p>
      <text:p text:style-name="DefStart">: <text:s/>( &lt;name&gt; -- , begin defining a Forth word )</text:p>
      <text:p text:style-name="DefBody">Creates entry in dictionary. <text:s/>Set SMUDGE bit so it can't be found <text:s/>Sets STATE to TRUE. <text:s/>Terminated with ;</text:p>
      <text:p text:style-name="RelWords">Related words: <text:s/>LATEST <text:s/>UNSMUDGE <text:s/>WORDS <text:s/>; <text:s/>CREATE</text:p>
      <text:p text:style-name="DefStart">:STRUCT <text:s/>( -- , see chapter on Mac Internals )</text:p>
      <text:p text:style-name="DefStart">; <text:s/>( -- , terminate a colon definition )</text:p>
      <text:p text:style-name="DefBody">Set STATE to FALSE. <text:s/>Unsmudge last word.</text:p>
      <text:p text:style-name="DefStart">&lt; <text:s/>( a b -- flag , true if A less<text:s/>than B )</text:p>
      <text:p text:style-name="DefStart">= <text:s/>( a b -- flag , true if A equal to B )</text:p>
      <text:p text:style-name="DefStart">&gt; <text:s/>( a b -- flag , true if A greater than B )</text:p>
      <text:p text:style-name="DefStart">&gt;BODY <text:s/>( cfa -- pfa <text:s/>)</text:p>
      <text:p text:style-name="DefBody">Convert CFA to "Parameter Field Address" which is the data portion of a CREATE DOES&gt; word.</text:p>
      <text:p text:style-name="DefStart">&gt;IN <text:s/>( -- var-addr , index of current char in TIB )</text:p>
      <text:p text:style-name="DefStart">&gt;NAME <text:s/>( cfa -- nfa )</text:p>
      <text:p text:style-name="DefBody"><text:alphabetical-index-mark text:string-value="NFA, &gt;NAME, GL-"/>Convert CFA to "name field address" by scanning dictionary for nearest name. <text:s/>This can be quite slow because HForth uses separate headers. <text:s/>For example:</text:p>
      <text:p text:style-name="DefCode">' <text:s/>NEGATE <text:s/>&gt;NAME <text:s/>ID.</text:p>
      <text:p text:style-name="RelWords">Related words: NAME&gt; &gt;BODY &gt;LINK</text:p>
      <text:p text:style-name="DefStart">&gt;NEWLINE <text:s/>( -- , move cursor to new line if needed )</text:p>
      <text:p text:style-name="RelWords">Related words: <text:s/>CR <text:s/>OUT CR?</text:p>
      <text:p text:style-name="DefStart">&gt;R <text:s/>( n -- , -r- n )</text:p>
      <text:p text:style-name="DefBody">Move N to return stack. <text:s/>The return stack is used by the 68000 subroutine calling mechanism so you must remove this number using R&gt; or RDROP before returning. <text:s/>See also: <text:s/>R@</text:p>
      <text:p text:style-name="DefStart">?COMP <text:s/>( -- , verify compilation mode )</text:p>
      <text:p text:style-name="DefBody">Pronounced "question compile". <text:s/>If the system is not in compile mode as defined by STATE containing a non-zero value, then it issues an error message, dumps and aborts. <text:s/></text:p>
      <text:p text:style-name="DefStart">?DUP <text:s/>( 0 -- 0 | n -- n<text:s/>n , DUP if non-zero )</text:p>
      <text:p text:style-name="DefStart">?PAUSE <text:s/>( -- , pause if key hit )</text:p>
      <text:p text:style-name="DefBody">This will pause if a key was hit. <text:s/>It is handy for putting in a loop that is printing lots of text. <text:s/>HMSL uses it when PRINT:ing array contents.<text:s/></text:p>
      <text:p text:style-name="DefBody">Hit SPACE to continue after pausing. <text:s/>Any other key will abort.</text:p>
      <text:p text:style-name="DefStart">?STOP <text:s/>( -- flag , like ?PAUSE but doesn't abort )</text:p>
      <text:p text:style-name="DefCode">: EXAMPLE <text:s text:c="2"/>BEGIN <text:s/>." <text:s/>Hello" CR ?STOP <text:s/>UNTIL ;</text:p>
      <text:p text:style-name="DefStart">?TERMINAL <text:s/>( -- flag , true if keyboard hit )</text:p>
      <text:p text:style-name="DefBody">KEY can then be called to get the character.</text:p>
      <text:p text:style-name="DefStart">@ <text:s/>( addr -- n , 32 bit fetch from memory )</text:p>
      <text:p text:style-name="DefBody">The address<text:s/>must be even. <text:s/>For example:</text:p>
      <text:p text:style-name="DefCode">variable VAR-1 <text:s/>876 <text:s/>VAR-1 <text:s/>!</text:p>
      <text:p text:style-name="DefCode">VAR-1 <text:s/>@ <text:s/>. <text:s/>( prints 876 )</text:p>
      <text:p text:style-name="DefStart">?QUIT <text:s/>( -- flag , just ask if we want to quit with 'Q')</text:p>
      <text:p text:style-name="DefStart">ABORT <text:s/>( -- , terminate execution )</text:p>
      <text:p text:style-name="DefBody">Return to interactive Forth interpreter. <text:s/>Clear stack. <text:s/>Deferred word.</text:p>
      <text:p text:style-name="DefStart">ABORT" <text:s/>( flag &lt;string"&gt; -- )</text:p>
      <text:p text:style-name="DefBody">ABORT and display string if flag is true.</text:p>
      <text:p text:style-name="DefStart">ABS <text:s/>( n -- |n| , absolute value of N )</text:p>
      <text:p text:style-name="DefBody">Make N positive if negative.</text:p>
      <text:p text:style-name="DefStart">ALIGN ( -- , Makes DP even )</text:p>
      <text:p text:style-name="DefBody">Adds one to the DP (dictionary pointer) if necessary to make it even. <text:s/>You might need this word if you were allocating bytes one at a time, as when using C, or ALLOT. <text:s/>The 68000 can generate address errors if the DP is left odd.</text:p>
      <text:p text:style-name="DefBody">CREATE <text:s text:c="2"/>FOOTAB <text:s/>55 C, <text:s/>66 C, <text:s/>77 C, <text:s/>ALIGN</text:p>
      <text:p text:style-name="RelWords">Related Words: <text:s/>C, ALLOT HERE EVEN-UP</text:p>
      <text:p text:style-name="DefStart">AGAIN <text:s/>( -- )</text:p>
      <text:p text:style-name="DefBody">Used with BEGIN to loop forever. <text:s/>RARELY USED!</text:p>
      <text:p text:style-name="DefBody">Related words: <text:s/>EXIT <text:s/>UNTIL</text:p>
      <text:p text:style-name="DefStart">ALLOT <text:s/>( n -- , alloacte N bytes in dictionary )</text:p>
      <text:p text:style-name="DefBody">Allocate memory by advancing dictionary pointer. <text:s/>For example:</text:p>
      <text:p text:style-name="DefCode">CREATE TABLE <text:s/>100 ALLOT <text:s text:c="3"/>( make 100 byte table )</text:p>
      <text:p text:style-name="RelWords">See also: <text:s/>ALIGN <text:s/>DP <text:s/>HERE ,</text:p>
      <text:p text:style-name="DefStart">AND <text:s/>( a b -- a&amp;b , perform 32 bit logical AND )</text:p>
      <text:p text:style-name="DefBody">If the same bit is one in A AND B then it will be one in the result, otherwise it will be zero. <text:s/>This is usually used for masking part of a word.</text:p>
      <text:p text:style-name="DefCode">$ ABCD <text:s/>$ FF AND <text:s/>.HEX <text:s text:c="2"/>( mask off high bits, print CD <text:s/>)</text:p>
      <text:p text:style-name="RelWords">Related words: OR XOR .HEX BINARY</text:p>
      <text:p text:style-name="DefStart">ANEW <text:s text:c="2"/>( &lt;name&gt; -- )</text:p>
      <text:p text:style-name="DefBody">FORGETs a word if already defined, then defines it. This is often used at the beginning of a file that is under development. The filename is typically appended to the prefix TASK- . A simple example would be</text:p>
      <text:p text:style-name="DefCode">ANEW TASK-MY_FILE <text:s/>( where MY_FILE is the name of the file )</text:p>
      <text:p text:style-name="DefBody">followed by the code in the file. ANEW should be the first line of executable code in the file, and it is a good stylistic convention to use the name of the file itself, preceded by TASK- for the "fence" word. ANEW is a nicer version of the conventional Forth phrase:</text:p>
      <text:p text:style-name="DefCode">: <text:s/>XXX <text:s/>; <text:s/>FORGET XXX</text:p>
      <text:p text:style-name="DefBody">placed at the beginning of the file.</text:p>
      <text:p text:style-name="DefStart">ARRAY <text:s/>( #cells &lt;name&gt; -- , create named array )</text:p>
      <text:p text:style-name="DefBody">Create an array in the dictionary #cells long. <text:s/>Here is how ARRAY is defined:</text:p>
      <text:p text:style-name="DefCode">: ARRAY <text:s/>( #cells &lt;name&gt; -- )</text:p>
      <text:p text:style-name="DefCode"><text:tab/>CREATE <text:s/>cells allot</text:p>
      <text:p text:style-name="DefCode"><text:tab/>DOES&gt; <text:s/>( index addr -- addr' )</text:p>
      <text:p text:style-name="DefCode"><text:tab/><text:tab/>swap cells +</text:p>
      <text:p text:style-name="DefCode">;</text:p>
      <text:p text:style-name="DefBody">Here is how it is used:</text:p>
      <text:p text:style-name="DefCode">100 ARRAY <text:s/>MYDATA</text:p>
      <text:p text:style-name="DefCode">\ <text:s/>MYDATA <text:s/>( index-cell -- addr-cell )</text:p>
      <text:p text:style-name="DefCode">6152 22 MYDATA !</text:p>
      <text:p text:style-name="DefCode">22 MYDATA @ . ( print 6152 )</text:p>
      <text:p text:style-name="DefStart">ASCII <text:s/>( &lt;char&gt; -- n )</text:p>
      <text:p text:style-name="DefBody">Every character has a number associated with it that is used by the computer. <text:s/>If you are doing letter comparisons or other text operations you will need this ASCII number.</text:p>
      <text:p text:style-name="DefCode">ASCII W .</text:p>
      <text:p text:style-name="DefCode">KEY ASCII A = .</text:p>
      <text:p text:style-name="DefStart">ASHIFT <text:s/>( number shift-count -- shifted-number)</text:p>
      <text:p text:style-name="DefBody">Arithmetically shifts the number to the left or to the right, by the number of bits specified in shift-count.</text:p>
      <text:p text:style-name="DefBody">Shifts toward the most significant bit and shifts zeros into the least significant bit if shift-count is positive. <text:s/>Shifts toward the least significant bit and shifts ones into the most significant bit if shift-count is negative. <text:s/>Number is a two's complement number. <text:s/>This differs from SHIFT in that it preserves the sign for negative shift count.</text:p>
      <text:p text:style-name="DefBody">Provides a quick multiply or divide by a power of 2.</text:p>
      <text:p text:style-name="Forth">3 2 ASHIFT . <text:s text:c="3"/>( prints 12 )</text:p>
      <text:p text:style-name="Forth">-100 -2 ASHIFT . <text:s text:c="4"/>( prints -25 , different from SHIFT )</text:p>
      <text:p text:style-name="RelWords">Related words: all / and * words and SHIFT</text:p>
      <text:p text:style-name="DefStart">AUTO.INIT <text:s/>( -- )</text:p>
      <text:p text:style-name="DefBody">When HForth first starts up, it looks in the dictionary for a word called AUTO.INIT and executes it. <text:s/>This word should first call AUTO.INIT and can then perform some user defined initialization. <text:s/>Since it calls AUTO.INIT, a chain of initializations is formed. <text:s/>(Note that AUTO.INIT is not called in TURNKEYed programs since there is no dictionary to search.) <text:s/>For example:</text:p>
      <text:p text:style-name="DefCode">... FOO<text:s/>related code...</text:p>
      <text:p text:style-name="DefCode">\ Initialize all previous systems then FOO</text:p>
      <text:p text:style-name="DefCode">: AUTO.INIT <text:s/>auto.init <text:s/>foo.init ;</text:p>
      <text:p text:style-name="DefCode">... MOO related code ...</text:p>
      <text:p text:style-name="DefCode">\ Iinitialize all, including FOO, then MOO</text:p>
      <text:p text:style-name="DefCode">: AUTO.INIT auto.init moo.init ;</text:p>
      <text:p text:style-name="DefStart">AUTO.TERM <text:s/>( -- )</text:p>
      <text:p text:style-name="DefBody">Just like AUTO.INIT except this is called when you QUIT HMSL. <text:s/>You should terminate your system first, THEN call AUTO.TERM.</text:p>
      <text:p text:style-name="DefCode">: AUTO.TERM <text:s/>moo.term <text:s/>auto.term ;</text:p>
      <text:p text:style-name="DefBody">Related Words: IF.FORGOTTEN</text:p>
      <text:p text:style-name="DefStart">ASSIGN <text:s/>( &lt;new_name:&gt; &lt;full_name:&gt; -- assign logical volume name)</text:p>
      <text:p text:style-name="DefBody">This name can be used with INCLUDE and INCLUDE? and FOPEN.</text:p>
      <text:p text:style-name="DefBody">As an example, suppose you wanted to compile code from a directory called HARD_DISK:HMSL_WORK:JOE:PIECES:WATERFALL , you could enter:</text:p>
      <text:p text:style-name="DefCode">ASSIGN <text:s/>WF: <text:s/>HARD_DISK:HMSL_WORK:JOE:PIECES:WATERFALL</text:p>
      <text:p text:style-name="DefBody">Then you could put these commands in a file:</text:p>
      <text:p text:style-name="DefCode">INCLUDE? <text:s/>TASK-WATER_1 WF:WATER_1</text:p>
      <text:p text:style-name="DefCode">INCLUDE? <text:s/>TASK-WATER_2 WF:WATER_2</text:p>
      <text:p text:style-name="DefCode"/>
      <text:p text:style-name="DefBody">You could later move the code to other disks. <text:s/>Then by simply updating your ASSIGN you can use the same loader. <text:s/>This word is what allows HMSL to be compiled either from a hard disk or from a floppy.</text:p>
      <text:p text:style-name="DefBody">One restriction, the names must not have any spaces in them!</text:p>
      <text:p text:style-name="DefBody">An assignment can be cleared by leaving the full_name blank, eg.</text:p>
      <text:p text:style-name="DefCode">ASSIGN WF:</text:p>
      <text:p text:style-name="DefStart">ASSIGNS? <text:s/>( -- , print assigns )</text:p>
      <text:p text:style-name="DefBody">Prints a table of the current names defined by ASSIGN .</text:p>
      <text:p text:style-name="DefStart">BASE <text:s/>( -- addr )</text:p>
      <text:p text:style-name="DefBody">A variable containing the current numeric base used for input and output conversion. <text:s/>DECIMAL sets BASE to ten. <text:s/>HEX sets it to 16. <text:s/>BINARY sets it to 2.</text:p>
      <text:p text:style-name="DefCode">5 <text:s/>BASE <text:s/>! <text:s/>( set to base 5 )</text:p>
      <text:p text:style-name="DefCode">4 <text:s/>1 <text:s/>+ <text:s/>. <text:s/>( should be 10 )</text:p>
      <text:p text:style-name="DefCode">HEX <text:s text:c="2"/>100 <text:s/>DECIMAL <text:s/>. <text:s/>( should print 256 )</text:p>
      <text:p text:style-name="DefBody">Here's a<text:s/>puzzle! <text:s/>Predict the output of the following, then try it out. <text:s/>You may be surprised!</text:p>
      <text:p text:style-name="DefCode">DECIMAL BASE @ .</text:p>
      <text:p text:style-name="DefCode">HEX BASE @ .</text:p>
      <text:p text:style-name="DefCode">HEX BASE @ DECIMAL .</text:p>
      <text:p text:style-name="DefStart">BEGIN ( -- )</text:p>
      <text:p text:style-name="DefBody">Begin a program loop. <text:s/>This must be used with UNTIL, or WHILE REPEAT, or AGAIN. <text:s/>See those words for examples.</text:p>
      <text:p text:style-name="DefStart">BINARY <text:s/>( -- )</text:p>
      <text:p text:style-name="DefBody">Set numeric BASE to two.</text:p>
      <text:p text:style-name="DefCode">BINARY <text:s/>1001 <text:s/>11 + . <text:s/>( prints 1100 )</text:p>
      <text:p text:style-name="DefStart">BL ( -- 32 )</text:p>
      <text:p text:style-name="DefBody">Constant equal to the ASCII value of a BLANK or SPACE.</text:p>
      <text:p text:style-name="DefStart">BODY&gt; <text:s/>( data-addr -- cfa )</text:p>
      <text:p text:style-name="DefBody">Converts the address of the data area of a Forth word created using CREATE to its code field address.</text:p>
      <text:p text:style-name="DefCode">CREATE <text:s/>FOO 723 ,</text:p>
      <text:p text:style-name="DefCode">FOO <text:s/>BODY&gt; <text:s/>&gt;NAME <text:s/>ID. <text:s/>( print FOO )</text:p>
      <text:p text:style-name="RelWords">Related Words: &gt;NAME &gt;BODY <text:s/>' <text:s/>&gt;LINK</text:p>
      <text:p text:style-name="DefStart">BYE <text:s/>( -- )</text:p>
      <text:p text:style-name="DefBody">Exit HMSL. <text:s/>This will call the AUTO.TERM chain unless TURNKEYED.</text:p>
      <text:p text:style-name="DefStart">C! ( byte addr -- )</text:p>
      <text:p text:style-name="DefBody">Store byte at given address in memory. <text:s/>Only the lower 8 bits are used.</text:p>
      <text:p text:style-name="DefStart">C@ ( addr -- byte )</text:p>
      <text:p text:style-name="DefBody">Fetch a byte from the given address in memory. <text:s/>The upper 24 bits will be set to zero.</text:p>
      <text:p text:style-name="DefCode">" Hello" 1+ C@ EMIT <text:s/>( print 'H' )</text:p>
      <text:p text:style-name="DefStart">C, <text:s/>( byte -- , compiles into dictionary )</text:p>
      <text:p text:style-name="DefBody">Compiles one byte into the dictionary at the current dictionary location. <text:s/>As is the case in all 32- or 16-bit Forths, you must always use an even number of calls to C, or use ALIGN. DP, the dictionary pointer, must always be an even number.</text:p>
      <text:p text:style-name="DefBody">Example: <text:s/>When filling a byte table, you could enter:</text:p>
      <text:p text:style-name="DefCode">CREATE MY-BYTES <text:s/>5 C, 8 C, 13 C, 21 C,</text:p>
      <text:p text:style-name="DefBody">Related Word: <text:s/>ALIGN</text:p>
      <text:p text:style-name="DefStart">CASE <text:s/>( n -- n )</text:p>
      <text:p text:style-name="DefBody"><text:alphabetical-index-mark text:string-value="Switch, CASE, GL-"/>CASE is a conditional construct for selecting one of several possible actions based on a value N. <text:s/>Put default or illegal value processing after last OF statement. <text:s/>After an OF or ?OF or RANGEOF is satisfied, execution will skip to ENDCASE.</text:p>
      <text:p text:style-name="DefCode">: <text:s/>HANDLE.N <text:s/>( n -- )</text:p>
      <text:p text:style-name="DefCode"><text:tab/>CASE</text:p>
      <text:p text:style-name="DefCode"><text:tab/><text:tab/>1 OF <text:s/>." Equals 1 !" CR ENDOF</text:p>
      <text:p text:style-name="DefCode"><text:tab/><text:tab/>2 OF <text:s/>." N=2" cr ENDOF</text:p>
      <text:p text:style-name="DefCode"><text:tab/><text:tab/>5 10 RANGEOF <text:s/>." In valid range!" ENDOF</text:p>
      <text:p text:style-name="DefCode"><text:tab/><text:tab/>dup 10 &gt; ?OF ." Greater then 10 ENDOF</text:p>
      <text:p text:style-name="DefCode"><text:tab/><text:tab/>." Illegal value = " dup . CR</text:p>
      <text:p text:style-name="DefCode"><text:tab/>ENDCASE</text:p>
      <text:p text:style-name="DefCode">;</text:p>
      <text:p text:style-name="DefStart">CELL <text:s/>( -- 4 )</text:p>
      <text:p text:style-name="DefBody">Constant equal to the width of the data stack in bytes. <text:s/>In 32 bit Forths, CELL = 4 (HForth and JForth). <text:s/>In 16 bit Forths, CELL = 2.</text:p>
      <text:p text:style-name="DefStart">CELL* <text:s/>( number -- number*cell )</text:p>
      <text:p text:style-name="DefBody">Multiply by value of CELL (4 in 32-bit Forths, 2 in 16 bit Forths).</text:p>
      <text:p text:style-name="DefBody">Used when indexing into an array by the specified number of cells. <text:s/>Multiplies the value on the stack by CELL.</text:p>
      <text:p text:style-name="DefCode">5 CELL* . <text:s/>prints 20</text:p>
      <text:p text:style-name="RelWords">Related Words: <text:s/>CELL+, CELL-</text:p>
      <text:p text:style-name="DefStart">CELL+ <text:s/>( number -- number+cell )</text:p>
      <text:p text:style-name="DefBody">Adds CELL to top of stack -- i.e. increments by one cell.</text:p>
      <text:p text:style-name="DefStart">CELL- <text:s/>( number -- number-cell )</text:p>
      <text:p text:style-name="DefBody">Subtracts CELL from the top of the stack -- i.e. decrements by one cell.</text:p>
      <text:p text:style-name="DefStart">CD <text:s/>( &lt;volume-name&gt; -- , set default folder )</text:p>
      <text:p text:style-name="DefBody">Equivalent to UNIX <text:s/>cd command to "Change Directory".</text:p>
      <text:p text:style-name="DefStart">CHOOSE <text:s/>( n -- random<text:s/>)</text:p>
      <text:p text:style-name="DefBody"><text:alphabetical-index-mark text:string-value="Random, CHOOSE, GL-"/>Choose a random number between 0 and N-1 inclusive. <text:s/>CHOOSE generates a pseudo-random number sequence using a linear congruential method. <text:s/>It repeats after 65536 calls. <text:s/>CHOOSE keeps its seed in a variable called RAND-SEED which can be preset to give the same sequence every time. <text:s/>The maximum value for N is 65536.</text:p>
      <text:p text:style-name="DefCode">: ROLL.DIE <text:s/>( -- dice# ) <text:s text:c="2"/>6 CHOOSE 1+ ;</text:p>
      <text:p text:style-name="RelWords">Related Words: WCHOOSE</text:p>
      <text:p text:style-name="DefStart">CLS <text:s/>( -- )</text:p>
      <text:p text:style-name="DefBody"><text:alphabetical-index-mark text:string-value="PAGE, CLS, GL-"/>Clear the text screen.</text:p>
      <text:p text:style-name="DefStart">CMOVE ( source-addr dest-addr #bytes -- )</text:p>
      <text:p text:style-name="DefBody">Move #BYTES<text:s/>of data from the SOURCE address to the DESTINATION address, starting with the lowest address. <text:s/>WARNING: If the source and destination region overlap and dest&gt;source then you will overwrite part of the data as you write it. <text:s/>Use CMOVE&gt; if this is not desired. <text:s/>MOVE is a smart version of CMOVE that chooses the right direction.</text:p>
      <text:p text:style-name="DefStart">CMOVE&gt; ( source-addr dest-addr #bytes -- )</text:p>
      <text:p text:style-name="DefBody">Move #BYTES of data from the SOURCE address to the DESTINATION address, starting with the highest address. <text:s/>WARNING: If the source and destination region overlap and dest&lt;source then you will overwrite part of the data as you write it. <text:s/>Use CMOVE if this is not desired.</text:p>
      <text:p text:style-name="DefStart">COMPARE <text:s/>( addr1 addr2 #bytes -- result )</text:p>
      <text:p text:style-name="DefBody">Compare two strings of bytes and return a result that indicates their alphabetical relationship. <text:s/>This is useful when sorting items into alphabetical order. <text:s/>CASE SENSITIVE!</text:p>
      <text:p text:style-name="DefCode">if S1 = S2, then r = 0</text:p>
      <text:p text:style-name="DefCode">if S1 &gt; S2, then r = 1</text:p>
      <text:p text:style-name="DefCode">if S1 &lt; S2, then r = -1</text:p>
      <text:p text:style-name="DefCode">: TEST <text:s text:c="3"/>" peak" <text:s/>count drop " frog" <text:s/>count compare . ;</text:p>
      <text:p text:style-name="DefCode">TEST <text:s text:c="2"/>( print 1 )</text:p>
      <text:p text:style-name="RelWords">Related words: <text:s/>MATCH? <text:s/>TEXT=? SCAN SKIP $=</text:p>
      <text:p text:style-name="DefStart">COMPILE <text:s/>( &lt;name&gt; -- )</text:p>
      <text:p text:style-name="DefBody">Compile a call to the named Forth word. <text:s/>This is used to write a word that compiles other Forth words. <text:s/>This word is IMMEDIATE and can only be used at compile time. <text:s/>It is mostly used for internal system level programming. <text:s/>Here is an example of a word that redefines LOOP so that it will abort if you hit a key.</text:p>
      <text:p text:style-name="DefCode">: CHECK.ABORT <text:s/>( -- , abort if key hit )</text:p>
      <text:p text:style-name="DefCode"><text:tab/>?terminal abort" <text:s/>Key hit while LOOPing!"</text:p>
      <text:p text:style-name="DefCode">;</text:p>
      <text:p text:style-name="DefCode">: LOOP <text:s text:c="2"/>( -- , redefine to avoid endless LOOPS )</text:p>
      <text:p text:style-name="DefCode"><text:tab/>." Compiling Safe LOOP" cr</text:p>
      <text:p text:style-name="DefCode"><text:tab/>COMPILE CHECK.ABORT</text:p>
      <text:p text:style-name="DefCode"><text:tab/>COMPILE LOOP</text:p>
      <text:p text:style-name="DefCode">; <text:s/>IMMEDIATE</text:p>
      <text:p text:style-name="DefCode">: <text:s/>TEST <text:s/>1000000 0 DO ." Hello" cr LOOP ;</text:p>
      <text:p text:style-name="DefCode">TEST <text:s/>( Normally a bad idea. Just hit a key. )</text:p>
      <text:p text:style-name="RelWords">Related Words: <text:s/>[COMPILE] STATE CREATE</text:p>
      <text:p text:style-name="DefStart">CONSTANT <text:s/>( n &lt;name&gt; -- )</text:p>
      <text:p text:style-name="DefBody">Define a Forth word that will return N when called. <text:s/>It is highly recommended that you use constants for program values to make code more readable and easier to change.</text:p>
      <text:p text:style-name="DefCode">20 CONSTANT NUM_THINGS</text:p>
      <text:p text:style-name="DefCode">NUM_THINGS . <text:s/>( print 20 )</text:p>
      <text:p text:style-name="RelWords">Related words: VALUE</text:p>
      <text:p text:style-name="DefStart">COUNT <text:s/>( $string -- addr #bytes )</text:p>
      <text:p text:style-name="DefBody">Forth text strings are stored as a count byte followed by the text. <text:s/>This convert the address of the count byte to the address of the first character and the number of bytes.</text:p>
      <text:p text:style-name="DefCode">" Hello" 10 DUMP <text:s text:c="2"/>( see internal structure )</text:p>
      <text:p text:style-name="DefCode">" Hello" COUNT <text:s/>.S <text:s/>( prints: <text:s/>address-of-H <text:s/>5 <text:s/>)</text:p>
      <text:p text:style-name="DefStart">CR <text:s/>( -- )</text:p>
      <text:p text:style-name="DefBody">Output a Carriage Return character to the output device. <text:s/>A carriage return is an ASCII $ 0D. <text:s/>This causes the following text to start printing on the next line.</text:p>
      <text:p text:style-name="DefCode">." <text:s/>line 1" CR ." line 2"</text:p>
      <text:p text:style-name="RelWords">Related Words: &gt;NEWLINE CLS EMIT EOL CR?</text:p>
      <text:p text:style-name="DefStart">CR? <text:s text:c="2"/>( -- , print carriage return if needed )</text:p>
      <text:p text:style-name="DefBody">Only does a CR if the cursor is near the end of a line.</text:p>
      <text:p text:style-name="DefStart">CREATE <text:s/>( &lt;name&gt; -- )</text:p>
      <text:p text:style-name="DefBody">Creates a new Forth word in the dictionary. <text:s/>By default, this word will simply return the address in the dictionary immediately following. <text:s/>If you place data there you can use this word to make data structures. <text:s/>It is the building block for ARRAY and much of ODE.</text:p>
      <text:p text:style-name="DefCode">CREATE FOO <text:s/>234 , 999 ,</text:p>
      <text:p text:style-name="DefCode">FOO @ . <text:s/>( print 234 )</text:p>
      <text:p text:style-name="DefCode">FOO cell+ @ . <text:s/>( print 999 )</text:p>
      <text:p text:style-name="DefBody">See the chapter on Forth internals and dictionary structure. <text:s/>See also the definition of DOES&gt; which allows you to make smart data structures.</text:p>
      <text:p text:style-name="RelWords">Related Words: <text:s/>DOES&gt; VARIABLE <text:s/>ARRAY <text:s/>&gt;BODY <text:s text:c="2"/>'P</text:p>
      <text:p text:style-name="DefStart">CURRENT <text:s/>( -- address , of last word in dictionary )</text:p>
      <text:p text:style-name="DefBody">Newly defined words will be linked to this word. <text:s/>The new word will then become the CURRENT word.</text:p>
      <text:p text:style-name="DefCode">: FOO ;</text:p>
      <text:p text:style-name="DefCode">CURRENT @ ID. <text:s/>( print FOO )</text:p>
      <text:p text:style-name="DefCode">LATEST ID. <text:s text:c="2"/>( print FOO too )</text:p>
      <text:p text:style-name="RelWords">Related Words: LATEST CONTEXT HERE</text:p>
      <text:p text:style-name="DefBody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208in solid #000000" fo:border-right="none" fo:padding="0in" style:shadow="none" fo:text-align="center" fo:margin-top="0.0277in" fo:margin-bottom="0.1388in"/>
      <style:text-properties style:font-name="Helvetica" style:font-name-complex="Helvetica"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1388in"/>
      <style:text-properties style:font-name="Helvetica" style:font-name-complex="Helvetica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694in" fo:margin-bottom="0.0833in"/>
      <style:text-properties style:font-name="Helvetica" style:font-name-complex="Helvetica" fo:font-weight="bold" style:font-weight-asian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OC3" style:display-name="TOC 3" style:family="paragraph" style:parent-style-name="Normal" style:next-style-name="Normal">
      <style:paragraph-properties fo:margin-left="1in" fo:margin-right="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5in" fo:margin-right="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1.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2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>
      <style:text-properties fo:hyphenate="false"/>
    </style:style>
    <style:style style:name="LineNumber" style:display-name="Lin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37.5% 100%" fo:font-size="8pt" style:font-size-asian="8pt" style:font-size-complex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code" style:display-name="code" style:family="paragraph" style:parent-style-name="Normal">
      <style:paragraph-properties fo:margin-bottom="0.055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</style:tab-stops>
      </style:paragraph-properties>
      <style:text-properties style:font-name="Courier" style:font-name-complex="Courier" fo:font-size="10pt" style:font-size-asian="10pt" fo:hyphenate="false"/>
    </style:style>
    <style:style style:name="tx" style:display-name="tx" style:family="paragraph" style:parent-style-name="Normal">
      <style:paragraph-properties fo:margin-top="0.0277in" fo:margin-bottom="0.0555in" fo:margin-left="0.25in">
        <style:tab-stops/>
      </style:paragraph-properties>
      <style:text-properties style:font-name="Times" style:font-name-complex="Times" fo:font-size="10pt" style:font-size-asian="10pt" fo:hyphenate="false"/>
    </style:style>
    <style:style style:name="Forth" style:display-name="Forth" style:family="paragraph" style:parent-style-name="Normal">
      <style:paragraph-properties fo:margin-bottom="0.0277in"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fStart" style:display-name="DefStart" style:family="paragraph" style:parent-style-name="Normal" style:next-style-name="DefBody">
      <style:paragraph-properties fo:keep-with-next="always"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DefBody" style:display-name="DefBody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DefCode" style:display-name="DefCode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RelWords" style:display-name="RelWords" style:family="paragraph">
      <style:paragraph-properties fo:margin-top="0.0555in" fo:margin-bottom="0.0555in" fo:margin-left="0.375in">
        <style:tab-stops/>
      </style:paragraph-properties>
      <style:text-properties style:font-name="Courier" style:font-name-complex="Courier" fo:hyphenate="false"/>
    </style:style>
    <style:style style:name="GlosStart" style:display-name="GlosStart" style:family="paragraph" style:parent-style-name="Normal">
      <style:paragraph-properties fo:keep-with-next="always" fo:border-top="0.0104in solid #000000" fo:border-left="none" fo:border-bottom="none" fo:border-right="none" fo:padding="0in" style:shadow="none" fo:margin-top="0.0833in" fo:margin-bottom="0.0555in" fo:margin-right="-0.5in"/>
      <style:text-properties style:font-name="Courier" style:font-name-complex="Courier" fo:font-weight="bold" style:font-weight-asian="bold" fo:hyphenate="false"/>
    </style:style>
    <style:style style:name="GlosBody" style:display-name="GlosBody" style:family="paragraph" style:parent-style-name="DefBody">
      <style:paragraph-properties fo:margin-top="0.0555in"/>
      <style:text-properties style:font-name="New York" style:font-name-complex="New York" fo:hyphenate="false"/>
    </style:style>
    <style:style style:name="GlosCode" style:display-name="GlosCode" style:family="paragraph" style:parent-style-name="DefCode">
      <style:text-properties fo:hyphenate="false"/>
    </style:style>
    <style:style style:name="NumPar" style:display-name="NumPar" style:family="paragraph">
      <style:paragraph-properties fo:margin-top="0.0277in" fo:margin-bottom="0.0555in" fo:margin-left="0.4375in" fo:text-indent="-0.1875in">
        <style:tab-stops/>
      </style:paragraph-properties>
      <style:text-properties style:font-name="Times" style:font-name-complex="Times" fo:hyphenate="false"/>
    </style:style>
    <style:style style:name="test" style:display-name="test" style:family="paragraph" style:parent-style-name="Normal">
      <style:text-properties fo:hyphenate="false"/>
    </style:style>
    <style:style style:name="methodtableentry" style:display-name="methodtableentry" style:family="paragraph" style:parent-style-name="Normal">
      <style:paragraph-properties fo:margin-bottom="0.0555in">
        <style:tab-stops>
          <style:tab-stop style:type="right" style:position="0.25in"/>
          <style:tab-stop style:type="left" style:position="0.375in"/>
        </style:tab-stops>
      </style:paragraph-properties>
      <style:text-properties style:font-name="Courier" style:font-name-complex="Courier" fo:font-size="10pt" style:font-size-asian="10pt" fo:hyphenate="false"/>
    </style:style>
    <style:style style:name="NumParBody" style:display-name="NumParBody" style:family="paragraph" style:parent-style-name="NumPar">
      <style:paragraph-properties fo:text-indent="0in"/>
      <style:text-properties fo:hyphenate="false"/>
    </style:style>
    <style:style style:name="declaration" style:display-name="declaration" style:family="paragraph" style:parent-style-name="Normal" style:next-style-name="tx">
      <style:paragraph-properties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chaphead" style:display-name="chaphead" style:family="paragraph" style:parent-style-name="Normal" style:next-style-name="ch2">
      <style:paragraph-properties fo:border-top="none" fo:border-left="none" fo:border-bottom="0.0208in solid #000000" fo:border-right="none" fo:padding="0in" style:shadow="none" fo:text-align="center" fo:margin-top="0.4166in"/>
      <style:text-properties fo:hyphenate="false"/>
    </style:style>
    <style:style style:name="ch2" style:display-name="ch2" style:family="paragraph" style:parent-style-name="Normal" style:next-style-name="Heading1">
      <style:paragraph-properties fo:border-top="none" fo:border-left="none" fo:border-bottom="0.0208in solid #000000" fo:border-right="none" fo:padding="0in" style:shadow="none" fo:text-align="center" fo:margin-top="0.0277in"/>
      <style:text-properties style:font-name="Helvetica" style:font-name-complex="Helvetica" fo:font-weight="bold" style:font-weight-asian="bold" fo:font-size="18pt" style:font-size-asian="18pt" fo:hyphenate="false"/>
    </style:style>
    <style:style style:name="dlafterhead" style:display-name="dl after head" style:family="paragraph" style:parent-style-name="declaration">
      <style:paragraph-properties fo:margin-top="0in"/>
      <style:text-properties fo:hyphenate="false"/>
    </style:style>
    <style:style style:name="definition" style:display-name="definition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methodtable" style:display-name="method table" style:family="paragraph" style:parent-style-name="Normal">
      <style:paragraph-properties fo:keep-with-next="always" fo:margin-bottom="0.0833in">
        <style:tab-stops>
          <style:tab-stop style:type="left" style:position="1.75in"/>
        </style:tab-stops>
      </style:paragraph-properties>
      <style:text-properties style:font-name="Courier" style:font-name-complex="Courier" fo:font-size="9pt" style:font-size-asian="9pt" fo:hyphenate="false"/>
    </style:style>
    <style:style style:name="tablehead" style:display-name="tablehead" style:family="paragraph" style:parent-style-name="methodtable">
      <style:paragraph-properties fo:margin-top="0.1111in"/>
      <style:text-properties style:font-name="Geneva" style:font-name-complex="Geneva" fo:font-weight="bold" style:font-weight-asian="bold" style:text-underline-type="single" style:text-underline-style="solid" style:text-underline-width="auto" style:text-underline-mode="continuous" fo:hyphenate="false"/>
    </style:style>
    <style:style style:name="Tablefoot" style:display-name="Tablefoot" style:family="paragraph" style:parent-style-name="tablehead">
      <style:paragraph-properties fo:keep-with-next="auto" fo:margin-bottom="0.1944in"/>
      <style:text-properties fo:font-weight="normal" style:font-weight-asian="normal" fo:hyphenate="false"/>
    </style:style>
    <style:style style:name="bulletedlist" style:display-name="bulleted list" style:family="paragraph" style:parent-style-name="Normal">
      <style:paragraph-properties fo:margin-bottom="0.0555in" fo:margin-left="0.25in" fo:text-indent="-0.25in">
        <style:tab-stops>
          <style:tab-stop style:type="left" style:position="0in"/>
        </style:tab-stops>
      </style:paragraph-properties>
      <style:text-properties style:font-name="Times" style:font-name-complex="Times" fo:font-size="10pt" style:font-size-asian="10pt" fo:hyphenate="false"/>
    </style:style>
    <style:style style:name="cv" style:display-name="cv" style:family="paragraph" style:parent-style-name="Normal">
      <style:paragraph-properties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bulletexample" style:display-name="bullet example" style:family="paragraph" style:parent-style-name="bulletedlist">
      <style:paragraph-properties fo:text-indent="0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hyphenate="false"/>
    </style:style>
    <style:style style:name="bulletedfollower" style:display-name="bulleted follower" style:family="paragraph" style:parent-style-name="bulletedlist">
      <style:paragraph-properties fo:margin-bottom="0.0833in" fo:text-indent="0in"/>
      <style:text-properties fo:hyphenate="false"/>
    </style:style>
    <style:style style:name="dfcv" style:display-name="dfcv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dfnote" style:display-name="dfnote" style:family="paragraph" style:parent-style-name="definition">
      <style:text-properties style:font-name="Zapf Dingbats" style:font-name-complex="Zapf Dingbats" fo:hyphenate="false"/>
    </style:style>
    <style:style style:name="table3" style:display-name="table3" style:family="paragraph" style:parent-style-name="cv">
      <style:paragraph-properties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3.1875in"/>
        </style:tab-stops>
      </style:paragraph-properties>
      <style:text-properties fo:hyphenate="false"/>
    </style:style>
    <style:style style:name="t3head" style:display-name="t3head" style:family="paragraph" style:parent-style-name="table3">
      <style:paragraph-properties fo:border-top="none" fo:border-left="none" fo:border-bottom="0.0104in solid #000000" fo:border-right="none" fo:padding="0in" style:shadow="none"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" style:display-name="head" style:family="paragraph" style:parent-style-name="Heading3" style:default-outline-level="3">
      <style:text-properties fo:hyphenate="false"/>
    </style:style>
    <style:style style:name="times14point" style:display-name="times 14 point" style:family="paragraph" style:parent-style-name="tx">
      <style:paragraph-properties fo:margin-top="0in" fo:margin-bottom="0.0833in" fo:margin-left="0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fo:letter-spacing="0.0555in"/>
    </style:style>
    <style:style style:name="T4" style:parent-style-name="DefaultParagraphFont" style:family="text">
      <style:text-properties fo:letter-spacing="0.0555in"/>
    </style:style>
    <style:style style:name="P5" style:parent-style-name="Footer" style:family="paragraph">
      <style:paragraph-properties fo:text-align="center"/>
      <style:text-properties fo:letter-spacing="0.0555in"/>
    </style:style>
  </office:automatic-styles>
  <office:master-styles>
    <style:master-page style:name="MP0" style:page-layout-name="PL0">
      <style:footer>
        <text:p text:style-name="Footer"><text:tab/>HForth Glossary<text:tab/>GL -<text:s/><text:page-number style:num-format="1">1</text:page-number></text:p>
        <text:p text:style-name="P2"><text:span text:style-name="T3">!"#$%&amp;`()</text:span><text:span text:style-name="T4">*+'-./0-9:;&lt;=&gt;?@AZ[/]^_az{|}~</text:span></text:p>
      </style:footer>
      <style:footer-left>
        <text:p text:style-name="Footer">GL -<text:s/><text:page-number style:num-format="1">1</text:page-number><text:tab/>HForth Glossary</text:p>
        <text:p text:style-name="P5">!"#$%&amp;`()*+'-./0-9:;&lt;=&gt;?@AZ[/]^_az{|}~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7-07T01:31:00Z</meta:creation-date>
    <dc:date>2013-07-07T01:31:00Z</dc:date>
    <meta:template xlink:href="Normal.dotm" xlink:type="simple"/>
    <meta:editing-cycles>2</meta:editing-cycles>
    <meta:editing-duration>PT0S</meta:editing-duration>
    <meta:document-statistic meta:page-count="2" meta:paragraph-count="44" meta:word-count="3336" meta:character-count="22309" meta:row-count="158" meta:non-whitespace-character-count="19017"/>
  </office:meta>
</office:document-meta>
</file>